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200000319BB6117C6D57D838D.png" manifest:media-type="image/png"/>
  <manifest:file-entry manifest:full-path="Pictures/1000020100000388000002121CEA36606C9616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c102" officeooo:paragraph-rsid="001fc102" style:font-size-asian="15pt" style:font-size-complex="15pt"/>
    </style:style>
    <style:style style:name="P2" style:family="paragraph" style:parent-style-name="Standard">
      <style:text-properties fo:font-size="15pt" officeooo:rsid="001fc102" officeooo:paragraph-rsid="001fc102" style:font-size-asian="15pt" style:font-size-complex="15pt"/>
    </style:style>
    <style:style style:name="T1" style:family="text">
      <style:text-properties officeooo:rsid="00242e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83cm, 16.1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.175cm, 2.478cm, 6.939cm, 2.82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イメージ2" text:anchor-type="paragraph" svg:x="8.059cm" svg:y="0.009cm" svg:width="5.904cm" svg:height="8.347cm" draw:z-index="0"><draw:image xlink:href="Pictures/1000020100000388000002121CEA36606C9616B4.png" xlink:type="simple" xlink:show="embed" xlink:actuate="onLoad"/></draw:frame>発展問題<text:span text:style-name="T1">5-1</text:span></text:p>
      <text:p text:style-name="P1"/>
      <text:p text:style-name="P1">e1371奥村 嶺</text:p>
      <text:p text:style-name="P1"/>
      <text:p text:style-name="P1"/>
      <text:p text:style-name="P1"/>
      <text:p text:style-name="P1"/>
      <text:p text:style-name="P1"/>
      <text:p text:style-name="P1">実行結果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ソースコード</text:p>
      <text:p text:style-name="P1"/>
      <text:p text:style-name="P1"><draw:frame draw:style-name="fr2" draw:name="イメージ1" text:anchor-type="paragraph" svg:width="17.279cm" svg:height="9.389cm" draw:z-index="1"><draw:image xlink:href="Pictures/100002010000040200000319BB6117C6D57D83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2:11:38.920704647</meta:creation-date>
    <dc:date>2016-05-26T16:43:17.438493839</dc:date>
    <meta:editing-duration>PT11M6S</meta:editing-duration>
    <meta:editing-cycles>3</meta:editing-cycles>
    <meta:generator>LibreOffice/5.0.5.2$Linux_X86_64 LibreOffice_project/00m0$Build-2</meta:generator>
    <meta:document-statistic meta:table-count="0" meta:image-count="2" meta:object-count="0" meta:page-count="1" meta:paragraph-count="4" meta:word-count="19" meta:character-count="26" meta:non-whitespace-character-count="25"/>
  </office:meta>
</office:document-meta>
</file>